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use-regular-expressions="false" table:use-wildcards="true"/>
      <table:table table:name="FILTE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iology</text:p>
          </table:table-cell>
          <table:table-cell/>
          <table:table-cell table:number-matrix-columns-spanned="3" table:number-matrix-rows-spanned="3" table:formula="of:=COM.GITHUB.JFERARD.LOPOLYFILL.LOPOLYFILLIMPL.LOPFILTER([.A2:.C13];[.A2:.A13]&gt;50)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7" calcext:value-type="float">
            <text:p>57</text:p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table:number-matrix-columns-spanned="1" table:number-matrix-rows-spanned="1" table:formula="of:=COM.GITHUB.JFERARD.LOPOLYFILL.LOPOLYFILLIMPL.LOPFILTER([.A2:.C13];[.B2:.B13]&gt;90;&quot;No results&quot;)" office:value-type="string" office:string-value="No results" calcext:value-type="string">
            <text:p>No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ppl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table:number-matrix-columns-spanned="4" table:number-matrix-rows-spanned="4" table:formula="of:=COM.GITHUB.JFERARD.LOPOLYFILL.LOPOLYFILLIMPL.LOPFILTER([.A16:.D31];[.C16:.C31]=&quot;Apple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table:number-matrix-columns-spanned="4" table:number-matrix-rows-spanned="2" table:formula="of:=COM.GITHUB.JFERARD.LOPOLYFILL.LOPOLYFILLIMPL.LOPFILTER([.A16:.D31];([.A16:.A31]=&quot;East&quot;)*([.C16:.C31]=&quot;Apple&quot;);&quot;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5"/>
        </table:table-row>
      </table:table>
      <table:table table:name="RANDARRAY" table:style-name="ta1">
        <table:table-column table:style-name="co1" table:number-columns-repeated="11" table:default-cell-style-name="Default"/>
        <table:table-row table:style-name="ro1">
          <table:table-cell table:number-matrix-columns-spanned="2" table:number-matrix-rows-spanned="10" table:formula="of:=COM.GITHUB.JFERARD.LOPOLYFILL.LOPOLYFILLIMPL.LOPRANDARRAY(10;2;40;50;0)" office:value-type="float" office:value="45.1822578463809" calcext:value-type="float">
            <text:p>45,1822578463809</text:p>
          </table:table-cell>
          <table:table-cell office:value-type="float" office:value="47.6721863152267" calcext:value-type="float">
            <text:p>47,6721863152267</text:p>
          </table:table-cell>
          <table:table-cell table:number-columns-repeated="9"/>
        </table:table-row>
        <table:table-row table:style-name="ro1">
          <table:table-cell office:value-type="float" office:value="44.2268138898428" calcext:value-type="float">
            <text:p>44,2268138898428</text:p>
          </table:table-cell>
          <table:table-cell office:value-type="float" office:value="43.8701425841397" calcext:value-type="float">
            <text:p>43,8701425841397</text:p>
          </table:table-cell>
          <table:table-cell table:number-columns-repeated="9"/>
        </table:table-row>
        <table:table-row table:style-name="ro1">
          <table:table-cell office:value-type="float" office:value="49.7031083749137" calcext:value-type="float">
            <text:p>49,7031083749137</text:p>
          </table:table-cell>
          <table:table-cell office:value-type="float" office:value="44.6970375728885" calcext:value-type="float">
            <text:p>44,6970375728885</text:p>
          </table:table-cell>
          <table:table-cell table:number-columns-repeated="9"/>
        </table:table-row>
        <table:table-row table:style-name="ro1">
          <table:table-cell office:value-type="float" office:value="48.7296390452065" calcext:value-type="float">
            <text:p>48,7296390452065</text:p>
          </table:table-cell>
          <table:table-cell office:value-type="float" office:value="49.1529121712858" calcext:value-type="float">
            <text:p>49,1529121712858</text:p>
          </table:table-cell>
          <table:table-cell table:number-columns-repeated="9"/>
        </table:table-row>
        <table:table-row table:style-name="ro1">
          <table:table-cell office:value-type="float" office:value="42.3661427430481" calcext:value-type="float">
            <text:p>42,3661427430481</text:p>
          </table:table-cell>
          <table:table-cell office:value-type="float" office:value="45.3458351219145" calcext:value-type="float">
            <text:p>45,3458351219145</text:p>
          </table:table-cell>
          <table:table-cell table:number-columns-repeated="9"/>
        </table:table-row>
        <table:table-row table:style-name="ro1">
          <table:table-cell office:value-type="float" office:value="44.7151674358509" calcext:value-type="float">
            <text:p>44,7151674358509</text:p>
          </table:table-cell>
          <table:table-cell office:value-type="float" office:value="45.3263856905397" calcext:value-type="float">
            <text:p>45,3263856905397</text:p>
          </table:table-cell>
          <table:table-cell table:number-columns-repeated="9"/>
        </table:table-row>
        <table:table-row table:style-name="ro1">
          <table:table-cell office:value-type="float" office:value="45.6999316342659" calcext:value-type="float">
            <text:p>45,6999316342659</text:p>
          </table:table-cell>
          <table:table-cell office:value-type="float" office:value="49.1092806401019" calcext:value-type="float">
            <text:p>49,1092806401019</text:p>
          </table:table-cell>
          <table:table-cell table:number-columns-repeated="9"/>
        </table:table-row>
        <table:table-row table:style-name="ro1">
          <table:table-cell office:value-type="float" office:value="41.6813985986303" calcext:value-type="float">
            <text:p>41,6813985986303</text:p>
          </table:table-cell>
          <table:table-cell office:value-type="float" office:value="43.8770017602977" calcext:value-type="float">
            <text:p>43,8770017602977</text:p>
          </table:table-cell>
          <table:table-cell table:number-columns-repeated="9"/>
        </table:table-row>
        <table:table-row table:style-name="ro1">
          <table:table-cell office:value-type="float" office:value="49.067122185303" calcext:value-type="float">
            <text:p>49,067122185303</text:p>
          </table:table-cell>
          <table:table-cell office:value-type="float" office:value="41.4282195126208" calcext:value-type="float">
            <text:p>41,4282195126208</text:p>
          </table:table-cell>
          <table:table-cell table:number-columns-repeated="9"/>
        </table:table-row>
        <table:table-row table:style-name="ro1">
          <table:table-cell office:value-type="float" office:value="40.6688185136519" calcext:value-type="float">
            <text:p>40,6688185136519</text:p>
          </table:table-cell>
          <table:table-cell office:value-type="float" office:value="41.6530422278129" calcext:value-type="float">
            <text:p>41,653042227812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matrix-columns-spanned="3" table:number-matrix-rows-spanned="5" table:formula="of:=COM.GITHUB.JFERARD.LOPOLYFILL.LOPOLYFILLIMPL.LOPRANDARRAY(5;3)" office:value-type="float" office:value="0.262663329915522" calcext:value-type="float">
            <text:p>0,262663329915522</text:p>
          </table:table-cell>
          <table:table-cell office:value-type="float" office:value="0.914889176583271" calcext:value-type="float">
            <text:p>0,914889176583271</text:p>
          </table:table-cell>
          <table:table-cell office:value-type="float" office:value="0.276530107083321" calcext:value-type="float">
            <text:p>0,276530107083321</text:p>
          </table:table-cell>
          <table:table-cell/>
          <table:table-cell table:number-matrix-columns-spanned="3" table:number-matrix-rows-spanned="5" table:formula="of:=COM.GITHUB.JFERARD.LOPOLYFILL.LOPOLYFILLIMPL.LOPRANDARRAY(5;3;1;100)" office:value-type="float" office:value="19.0070183967521" calcext:value-type="float">
            <text:p>19,0070183967521</text:p>
          </table:table-cell>
          <table:table-cell office:value-type="float" office:value="84.4685354546459" calcext:value-type="float">
            <text:p>84,4685354546459</text:p>
          </table:table-cell>
          <table:table-cell office:value-type="float" office:value="79.3493388022772" calcext:value-type="float">
            <text:p>79,3493388022772</text:p>
          </table:table-cell>
          <table:table-cell/>
          <table:table-cell table:number-matrix-columns-spanned="3" table:number-matrix-rows-spanned="5" table:formula="of:=COM.GITHUB.JFERARD.LOPOLYFILL.LOPOLYFILLIMPL.LOPRANDARRAY(5;3;1;100;1)"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19316077038423" calcext:value-type="float">
            <text:p>0,219316077038423</text:p>
          </table:table-cell>
          <table:table-cell office:value-type="float" office:value="0.754758024318603" calcext:value-type="float">
            <text:p>0,754758024318603</text:p>
          </table:table-cell>
          <table:table-cell office:value-type="float" office:value="0.600137734589288" calcext:value-type="float">
            <text:p>0,600137734589288</text:p>
          </table:table-cell>
          <table:table-cell/>
          <table:table-cell office:value-type="float" office:value="59.6726273503009" calcext:value-type="float">
            <text:p>59,6726273503009</text:p>
          </table:table-cell>
          <table:table-cell office:value-type="float" office:value="21.0982667250316" calcext:value-type="float">
            <text:p>21,0982667250316</text:p>
          </table:table-cell>
          <table:table-cell office:value-type="float" office:value="88.3956342696316" calcext:value-type="float">
            <text:p>88,395634269631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271078113614819" calcext:value-type="float">
            <text:p>0,271078113614819</text:p>
          </table:table-cell>
          <table:table-cell office:value-type="float" office:value="0.283660956284205" calcext:value-type="float">
            <text:p>0,283660956284205</text:p>
          </table:table-cell>
          <table:table-cell office:value-type="float" office:value="0.368097049335036" calcext:value-type="float">
            <text:p>0,368097049335036</text:p>
          </table:table-cell>
          <table:table-cell/>
          <table:table-cell office:value-type="float" office:value="86.92384891607" calcext:value-type="float">
            <text:p>86,92384891607</text:p>
          </table:table-cell>
          <table:table-cell office:value-type="float" office:value="84.4268294073783" calcext:value-type="float">
            <text:p>84,4268294073783</text:p>
          </table:table-cell>
          <table:table-cell office:value-type="float" office:value="36.8979707310227" calcext:value-type="float">
            <text:p>36,897970731022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246339052900299" calcext:value-type="float">
            <text:p>0,246339052900299</text:p>
          </table:table-cell>
          <table:table-cell office:value-type="float" office:value="0.459273599363053" calcext:value-type="float">
            <text:p>0,459273599363053</text:p>
          </table:table-cell>
          <table:table-cell office:value-type="float" office:value="0.774433347253014" calcext:value-type="float">
            <text:p>0,774433347253014</text:p>
          </table:table-cell>
          <table:table-cell/>
          <table:table-cell office:value-type="float" office:value="86.0445644954003" calcext:value-type="float">
            <text:p>86,0445644954003</text:p>
          </table:table-cell>
          <table:table-cell office:value-type="float" office:value="84.9033130481724" calcext:value-type="float">
            <text:p>84,9033130481724</text:p>
          </table:table-cell>
          <table:table-cell office:value-type="float" office:value="32.6875885545627" calcext:value-type="float">
            <text:p>32,68758855456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736643729263197" calcext:value-type="float">
            <text:p>0,736643729263197</text:p>
          </table:table-cell>
          <table:table-cell office:value-type="float" office:value="0.516572682994056" calcext:value-type="float">
            <text:p>0,516572682994056</text:p>
          </table:table-cell>
          <table:table-cell office:value-type="float" office:value="0.903721423753457" calcext:value-type="float">
            <text:p>0,903721423753457</text:p>
          </table:table-cell>
          <table:table-cell/>
          <table:table-cell office:value-type="float" office:value="90.6451410430756" calcext:value-type="float">
            <text:p>90,6451410430756</text:p>
          </table:table-cell>
          <table:table-cell office:value-type="float" office:value="6.70957448901633" calcext:value-type="float">
            <text:p>6,70957448901633</text:p>
          </table:table-cell>
          <table:table-cell office:value-type="float" office:value="70.9830620925819" calcext:value-type="float">
            <text:p>70,98306209258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SEQUENCE" table:style-name="ta1">
        <table:table-column table:style-name="co1" table:number-columns-repeated="6" table:default-cell-style-name="Default"/>
        <table:table-row table:style-name="ro1">
          <table:table-cell table:number-matrix-columns-spanned="3" table:number-matrix-rows-spanned="3" table:formula="of:=COM.GITHUB.JFERARD.LOPOLYFILL.LOPOLYFILLIMPL.LOPSEQUENCE(3;3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matrix-columns-spanned="4" table:number-matrix-rows-spanned="2" table:formula="of:=COM.GITHUB.JFERARD.LOPOLYFILL.LOPOLYFILLIMPL.LOPSEQUENCE(2;4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matrix-columns-spanned="5" table:number-matrix-rows-spanned="4" table:formula="of:=COM.GITHUB.JFERARD.LOPOLYFILL.LOPOLYFILLIMPL.LOPSEQUENCE(4;5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6" table:number-matrix-rows-spanned="1" table:formula="of:=TEXT(DATE(YEAR(TODAY());COM.GITHUB.JFERARD.LOPOLYFILL.LOPOLYFILLIMPL.LOPSEQUENCE(1;6);1);&quot;mmm&quot;)" office:value-type="string" office:string-value="janv." calcext:value-type="string">
            <text:p>janv.</text:p>
          </table:table-cell>
          <table:table-cell office:value-type="string" office:string-value="févr." calcext:value-type="string">
            <text:p>févr.</text:p>
          </table:table-cell>
          <table:table-cell office:value-type="string" office:string-value="mars" calcext:value-type="string">
            <text:p>mars</text:p>
          </table:table-cell>
          <table:table-cell office:value-type="string" office:string-value="avr." calcext:value-type="string">
            <text:p>avr.</text:p>
          </table:table-cell>
          <table:table-cell office:value-type="string" office:string-value="mai" calcext:value-type="string">
            <text:p>mai</text:p>
          </table:table-cell>
          <table:table-cell office:value-type="string" office:string-value="juin" calcext:value-type="string">
            <text:p>ju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5" table:formula="of:=COM.GITHUB.JFERARD.LOPOLYFILL.LOPOLYFILLIMPL.LOPSEQUENCE(5;1;1001;1000)"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5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5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5"/>
        </table:table-row>
      </table:table>
      <table:table table:name="SORT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4" office:value-type="string" calcext:value-type="string">
            <text:p>Product Name</text:p>
          </table:table-cell>
          <table:table-cell table:style-name="ce4" office:value-type="string" calcext:value-type="string">
            <text:p>Sales</text:p>
          </table:table-cell>
          <table:table-cell table:style-name="ce4" office:value-type="string" calcext:value-type="string">
            <text:p>Reven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-case</text:p>
          </table:table-cell>
          <table:table-cell table:number-columns-repeated="2" office:value-type="string" calcext:value-type="string">
            <text:p>not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3" table:number-matrix-rows-spanned="5" table:formula="of:=COM.GITHUB.JFERARD.LOPOLYFILL.LOPOLYFILLIMPL.LOPSORT([.A2:.C6];2;1)"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/>
          <table:table-cell table:number-matrix-columns-spanned="3" table:number-matrix-rows-spanned="6" table:formula="of:=COM.GITHUB.JFERARD.LOPOLYFILL.LOPOLYFILLIMPL.LOPSORT([.A1:.C6];1;1;1)" office:value-type="string" office:string-value="Product Name" calcext:value-type="string">
            <text:p>Product Name</text:p>
          </table:table-cell>
          <table:table-cell office:value-type="string" office:string-value="Revenue" calcext:value-type="string">
            <text:p>Revenue</text:p>
          </table:table-cell>
          <table:table-cell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office:string-value="pencil" calcext:value-type="string">
            <text:p>pencil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office:string-value="pen" calcext:value-type="string">
            <text:p>pen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office:string-value="notebook" calcext:value-type="string">
            <text:p>notebook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/>
          <table:table-cell office:value-type="string" office:string-value="book" calcext:value-type="string">
            <text:p>book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</table:table-row>
        <table:table-row table:style-name="ro1">
          <table:table-cell table:number-matrix-columns-spanned="3" table:number-matrix-rows-spanned="5" table:formula="of:=COM.GITHUB.JFERARD.LOPOLYFILL.LOPOLYFILLIMPL.LOPSORT([.A2:.C6];3;-1)"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 table:number-columns-repeated="4"/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office:value-type="float" office:value="622" calcext:value-type="float">
            <text:p>622</text:p>
          </table:table-cell>
          <table:table-cell table:number-matrix-columns-spanned="1" table:number-matrix-rows-spanned="10" table:formula="of:=COM.GITHUB.JFERARD.LOPOLYFILL.LOPOLYFILLIMPL.LOPSORT([.F22:.F31];1;-1)"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1" table:number-matrix-rows-spanned="16" table:formula="of:=COM.GITHUB.JFERARD.LOPOLYFILL.LOPOLYFILLIMPL.LOPSORT([.A22:.A37])" office:value-type="string" office:string-value="East" calcext:value-type="string">
            <text:p>East</text:p>
          </table:table-cell>
          <table:table-cell table:number-matrix-columns-spanned="1" table:number-matrix-rows-spanned="16" table:formula="of:=COM.GITHUB.JFERARD.LOPOLYFILL.LOPOLYFILLIMPL.LOPSORT([.B22:.B37])" office:value-type="string" office:string-value="Amy" calcext:value-type="string">
            <text:p>Amy</text:p>
          </table:table-cell>
          <table:table-cell table:number-matrix-columns-spanned="1" table:number-matrix-rows-spanned="16" table:formula="of:=COM.GITHUB.JFERARD.LOPOLYFILL.LOPOLYFILLIMPL.LOPSORT([.C22:.C37])" office:value-type="string" office:string-value="Apple" calcext:value-type="string">
            <text:p>Appl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Amy" calcext:value-type="string">
            <text:p>Amy</text:p>
          </table:table-cell>
          <table:table-cell office:value-type="string" office:string-value="Apple" calcext:value-type="string">
            <text:p>Apple</text:p>
          </table:table-cell>
          <table:table-cell table:number-columns-repeated="4"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Fred" calcext:value-type="string">
            <text:p>Fred</text:p>
          </table:table-cell>
          <table:table-cell office:value-type="string" office:string-value="Apple" calcext:value-type="string">
            <text:p>Apple</text:p>
          </table:table-cell>
          <table:table-cell/>
          <table:table-cell table:number-matrix-columns-spanned="2" table:number-matrix-rows-spanned="9" table:formula="of:=COM.GITHUB.JFERARD.LOPOLYFILL.LOPOLYFILLIMPL.LOPSORT(COM.GITHUB.JFERARD.LOPOLYFILL.LOPOLYFILLIMPL.LOPFILTER([.C22:.D37];[.D22:.D37]&gt;[.E40]);2;1)" office:value-type="string" office:string-value="Pear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Fred" calcext:value-type="string">
            <text:p>Fred</text:p>
          </table:table-cell>
          <table:table-cell office:value-type="string" office:string-value="Apple" calcext:value-type="string">
            <text:p>Apple</text:p>
          </table:table-cell>
          <table:table-cell/>
          <table:table-cell office:value-type="string" office:string-value="Banana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Banana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ravan" calcext:value-type="string">
            <text:p>Sravan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ravan" calcext:value-type="string">
            <text:p>Sravan</text:p>
          </table:table-cell>
          <table:table-cell office:value-type="string" office:string-value="Grape" calcext:value-type="string">
            <text:p>Grape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Xi" calcext:value-type="string">
            <text:p>Xi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Xi" calcext:value-type="string">
            <text:p>Xi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</table:table>
      <table:table table:name="SORTB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matrix-columns-spanned="3" table:number-matrix-rows-spanned="8" table:formula="of:=COM.GITHUB.JFERARD.LOPOLYFILL.LOPOLYFILLIMPL.LOPSORTBY([.A2:.C9];[.A2:.A9];1;[.C2:.C9];-1)" office:value-type="float" office:value="1" calcext:value-type="float">
            <text:p>1</text:p>
          </table:table-cell>
          <table:table-cell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office:string-value="a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e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h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c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</table:table>
      <table:table table:name="UNIQUE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matrix-columns-spanned="1" table:number-matrix-rows-spanned="8" table:formula="of:=COM.GITHUB.JFERARD.LOPOLYFILL.LOPOLYFILLIMPL.LOPUNIQUE([.A1:.A10])" office:value-type="float" office:value="1" calcext:value-type="float">
            <text:p>1</text:p>
          </table:table-cell>
          <table:table-cell/>
          <table:table-cell table:number-matrix-columns-spanned="1" table:number-matrix-rows-spanned="6" table:formula="of:=COM.GITHUB.JFERARD.LOPOLYFILL.LOPOLYFILLIMPL.LOPUNIQUE([.A1:.A10];;1)" office:value-type="float" office:value="1" calcext:value-type="float">
            <text:p>1</text:p>
          </table:table-cell>
          <table:table-cell/>
          <table:table-cell table:number-matrix-columns-spanned="5" table:number-matrix-rows-spanned="1" table:formula="of:=COM.GITHUB.JFERARD.LOPOLYFILL.LOPOLYFILLIMPL.LOPUNIQUE([.A1:.G1]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matrix-columns-spanned="2" table:number-matrix-rows-spanned="6" table:formula="of:=COM.GITHUB.JFERARD.LOPOLYFILL.LOPOLYFILLIMPL.LOPUNIQUE([.A22:.B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matrix-columns-spanned="1" table:number-matrix-rows-spanned="1" table:formula="of:=COM.GITHUB.JFERARD.LOPOLYFILL.LOPOLYFILLIMPL.LOPUNIQUE([.A22:.A29])" office:value-type="float" office:value="1" calcext:value-type="float">
            <text:p>1</text:p>
          </table:table-cell>
          <table:table-cell table:number-columns-repeated="8"/>
        </table:table-row>
      </table:table>
      <table:table table:name="XLOOKUP" table:style-name="ta1">
        <table:table-column table:style-name="co1" table:number-columns-repeated="119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  <table:table-cell table:number-columns-repeated="113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19" table:number-matrix-rows-spanned="1" table:formula="of:=COM.GITHUB.JFERARD.LOPOLYFILL.LOPOLYFILLIMPL.LOPXLOOKUP(&quot;Atomic Number&quot;;[.A2:.A4];[.A2:.DO4])" office:value-type="string" office:string-value="Atomic Number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office:string-value="...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4" table:formula="of:=COM.GITHUB.JFERARD.LOPOLYFILL.LOPOLYFILLIMPL.LOPXLOOKUP(&quot;Helium&quot;;[.B1:.DO1];[.B1:.DO4])" office:value-type="string" office:string-value="Helium" calcext:value-type="string">
            <text:p>Helium</text:p>
          </table:table-cell>
          <table:table-cell table:number-columns-repeated="118"/>
        </table:table-row>
        <table:table-row table:style-name="ro1">
          <table:table-cell office:value-type="string" office:string-value="He" calcext:value-type="string">
            <text:p>He</text:p>
          </table:table-cell>
          <table:table-cell table:number-columns-repeated="1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8"/>
        </table:table-row>
        <table:table-row table:style-name="ro1">
          <table:table-cell office:value-type="string" office:string-value="4.0026" calcext:value-type="string">
            <text:p>4.0026</text:p>
          </table:table-cell>
          <table:table-cell table:number-columns-repeated="118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1" table:formula="of:=COM.GITHUB.JFERARD.LOPOLYFILL.LOPOLYFILLIMPL.LOPXLOOKUP(&quot;Kryptonite&quot;;[.B1:.DO1];[.B1:.DO4];&quot;Unknown element&quot;)" office:value-type="string" office:string-value="Unknown element" calcext:value-type="string">
            <text:p>Unknown element</text:p>
          </table:table-cell>
          <table:table-cell table:number-columns-repeated="118"/>
        </table:table-row>
      </table:table>
      <table:table table:name="XMATC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COM.GITHUB.JFERARD.LOPOLYFILL.LOPOLYFILLIMPL.LOPXMATCH(&quot;Atomic Number&quot;;[.A1:.A4])" office:value-type="float" office:value="3" calcext:value-type="float">
            <text:p>3</text:p>
          </table:table-cell>
          <table:table-cell/>
          <table:table-cell table:number-matrix-columns-spanned="1" table:number-matrix-rows-spanned="1" table:formula="of:=COM.GITHUB.JFERARD.LOPOLYFILL.LOPOLYFILLIMPL.LOPXMATCH(&quot;Atomic Number&quot;;[.A1:.A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Li&quot;; [.A2:.DO2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formula="of:=COM.GITHUB.JFERARD.LOPOLYFILL.LOPOLYFILLIMPL.LOPXMATCH(&quot;Atomic *r&quot;;[.A1:.A4];2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Atomic .*r&quot;;[.A1:.A4];3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Atomic&quot;;[.A1:.A4];3)" office:value-type="string" office:string-value="" calcext:value-type="error">
            <text:p>#VALEUR !</text:p>
          </table:table-cell>
          <table:table-cell office:value-type="string" calcext:value-type="string">
            <text:p>← depends on Options/Calc/Calculate/Search criteria on the whole cell</text:p>
          </table:table-cell>
          <table:table-cell table:number-columns-repeated="4"/>
        </table:table-row>
      </table:table>
      <table:table table:name="CHOOSEC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3" table:number-matrix-rows-spanned="3" table:formula="of:=COM.GITHUB.JFERARD.LOPOLYFILL.LOPOLYFILLIMPL.LOPCHOOSECOLS([.A1:.E3];2;4;5)" office:value-type="string" office:string-value="BBB" calcext:value-type="string">
            <text:p>BBB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3" table:formula="of:=COM.GITHUB.JFERARD.LOPOLYFILL.LOPOLYFILLIMPL.LOPCHOOSECOLS([.A1:.E3];1;-1)" office:value-type="string" office:string-value="AAA" calcext:value-type="string">
            <text:p>AAA</text:p>
          </table:table-cell>
          <table:table-cell office:value-type="string" office:string-value="EEE" calcext:value-type="string">
            <text:p>EEE</text:p>
          </table:table-cell>
          <table:table-cell table:number-columns-repeated="3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</table:table>
      <table:table table:name="CHOOSEROW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2" table:formula="of:=COM.GITHUB.JFERARD.LOPOLYFILL.LOPOLYFILLIMPL.LOPCHOOSEROWS([.A1:.E3];2;3)"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2" table:formula="of:=COM.GITHUB.JFERARD.LOPOLYFILL.LOPOLYFILLIMPL.LOPCHOOSEROWS([.A1:.E3];1;-1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</table:table>
      <table:table table:name="DRO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DROP([.A1:.E3];1;3)"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DROP([.A1:.E3];-1;-3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 table:number-columns-repeated="3"/>
        </table:table-row>
      </table:table>
      <table:table table:name="TAK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3" table:number-matrix-rows-spanned="3" table:formula="of:=COM.GITHUB.JFERARD.LOPOLYFILL.LOPOLYFILLIMPL.LOPTAKE([.A1:.E3];;3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table:number-columns-repeated="2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4" table:number-matrix-rows-spanned="2" table:formula="of:=COM.GITHUB.JFERARD.LOPOLYFILL.LOPOLYFILLIMPL.LOPTAKE([.A1:.E3];2;4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TAKE([.A1:.E3];-2;-2)"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</table:table>
      <table:table table:name="EXPAN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matrix-columns-spanned="7" table:number-matrix-rows-spanned="4" table:formula="of:=COM.GITHUB.JFERARD.LOPOLYFILL.LOPOLYFILLIMPL.LOPEXPAND([.A1:.E3];4;7;&quot;@@@&quot;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</table:table>
      <table:table table:name="HSTACK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7" table:number-matrix-rows-spanned="5" table:formula="of:=COM.GITHUB.JFERARD.LOPOLYFILL.LOPOLYFILLIMPL.LOPHSTACK([.A1:.E3];[.N15:.O19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PPP" calcext:value-type="string">
            <text:p>PPP</text:p>
          </table:table-cell>
          <table:table-cell office:value-type="string" office:string-value="QQQ" calcext:value-type="string">
            <text:p>QQQ</text:p>
          </table:table-cell>
          <table:table-cell table:number-columns-repeated="8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RRR" calcext:value-type="string">
            <text:p>RRR</text:p>
          </table:table-cell>
          <table:table-cell office:value-type="string" office:string-value="SSS" calcext:value-type="string">
            <text:p>SSS</text:p>
          </table:table-cell>
          <table:table-cell table:number-columns-repeated="8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TTT" calcext:value-type="string">
            <text:p>TTT</text:p>
          </table:table-cell>
          <table:table-cell office:value-type="string" office:string-value="UUU" calcext:value-type="string">
            <text:p>UUU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VVV" calcext:value-type="string">
            <text:p>VVV</text:p>
          </table:table-cell>
          <table:table-cell office:value-type="string" office:string-value="WWW" calcext:value-type="string">
            <text:p>WWW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XXX" calcext:value-type="string">
            <text:p>XXX</text:p>
          </table:table-cell>
          <table:table-cell office:value-type="string" office:string-value="YYY" calcext:value-type="string">
            <text:p>YYY</text:p>
          </table:table-cell>
          <table:table-cell table:number-columns-repeated="8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PPP</text:p>
          </table:table-cell>
          <table:table-cell office:value-type="string" calcext:value-type="string">
            <text:p>QQQ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RR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T</text:p>
          </table:table-cell>
          <table:table-cell office:value-type="string" calcext:value-type="string">
            <text:p>UU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VVV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XX</text:p>
          </table:table-cell>
          <table:table-cell office:value-type="string" calcext:value-type="string">
            <text:p>YYY</text:p>
          </table:table-cell>
        </table:table-row>
      </table:table>
      <table:table table:name="VSTACK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5" table:number-matrix-rows-spanned="8" table:formula="of:=COM.GITHUB.JFERARD.LOPOLYFILL.LOPOLYFILLIMPL.LOPVSTACK([.A1:.E3];[.N15:.O19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10"/>
        </table:table-row>
        <table:table-row table:style-name="ro1">
          <table:table-cell office:value-type="string" office:string-value="PPP" calcext:value-type="string">
            <text:p>PPP</text:p>
          </table:table-cell>
          <table:table-cell office:value-type="string" office:string-value="QQQ" calcext:value-type="string">
            <text:p>QQQ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RRR" calcext:value-type="string">
            <text:p>RRR</text:p>
          </table:table-cell>
          <table:table-cell office:value-type="string" office:string-value="SSS" calcext:value-type="string">
            <text:p>SSS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TTT" calcext:value-type="string">
            <text:p>TTT</text:p>
          </table:table-cell>
          <table:table-cell office:value-type="string" office:string-value="UUU" calcext:value-type="string">
            <text:p>UUU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VVV" calcext:value-type="string">
            <text:p>VVV</text:p>
          </table:table-cell>
          <table:table-cell office:value-type="string" office:string-value="WWW" calcext:value-type="string">
            <text:p>WWW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string" office:string-value="XXX" calcext:value-type="string">
            <text:p>XXX</text:p>
          </table:table-cell>
          <table:table-cell office:value-type="string" office:string-value="YYY" calcext:value-type="string">
            <text:p>YYY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PPP</text:p>
          </table:table-cell>
          <table:table-cell office:value-type="string" calcext:value-type="string">
            <text:p>QQQ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RR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T</text:p>
          </table:table-cell>
          <table:table-cell office:value-type="string" calcext:value-type="string">
            <text:p>UU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VVV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XX</text:p>
          </table:table-cell>
          <table:table-cell office:value-type="string" calcext:value-type="string">
            <text:p>YYY</text:p>
          </table:table-cell>
        </table:table-row>
      </table:table>
      <table:table table:name="TOCO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1" table:number-matrix-rows-spanned="15" table:formula="of:=COM.GITHUB.JFERARD.LOPOLYFILL.LOPOLYFILLIMPL.LOPTOCOL([.A1:.E3])" office:value-type="string" office:string-value="AAA" calcext:value-type="string">
            <text:p>AAA</text:p>
          </table:table-cell>
          <table:table-cell table:number-matrix-columns-spanned="1" table:number-matrix-rows-spanned="13" table:formula="of:=COM.GITHUB.JFERARD.LOPOLYFILL.LOPOLYFILLIMPL.LOPTOCOL([.A1:.E3];1)" office:value-type="string" office:string-value="AAA" calcext:value-type="string">
            <text:p>AAA</text:p>
          </table:table-cell>
          <table:table-cell table:number-matrix-columns-spanned="1" table:number-matrix-rows-spanned="13" table:formula="of:=COM.GITHUB.JFERARD.LOPOLYFILL.LOPOLYFILLIMPL.LOPTOCOL([.A1:.E3];1;TRUE())" office:value-type="string" office:string-value="AAA" calcext:value-type="string">
            <text:p>AAA</text:p>
          </table:table-cell>
          <table:table-cell table:number-columns-repeated="2"/>
        </table:table-row>
        <table:table-row table:style-name="ro1">
          <table:table-cell office:value-type="string" office:string-value="BBB" calcext:value-type="string">
            <text:p>BBB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FFF" calcext:value-type="string">
            <text:p>FFF</text:p>
          </table:table-cell>
          <table:table-cell table:number-columns-repeated="2"/>
        </table:table-row>
        <table:table-row table:style-name="ro1">
          <table:table-cell office:value-type="string" office:string-value="CCC" calcext:value-type="string">
            <text:p>CCC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KKK" calcext:value-type="string">
            <text:p>KKK</text:p>
          </table:table-cell>
          <table:table-cell table:number-columns-repeated="2"/>
        </table:table-row>
        <table:table-row table:style-name="ro1">
          <table:table-cell office:value-type="string" office:string-value="DDD" calcext:value-type="string">
            <text:p>DDD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BBB" calcext:value-type="string">
            <text:p>BBB</text:p>
          </table:table-cell>
          <table:table-cell table:number-columns-repeated="2"/>
        </table:table-row>
        <table:table-row table:style-name="ro1">
          <table:table-cell office:value-type="string" office:string-value="EEE" calcext:value-type="string">
            <text:p>EEE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LLL" calcext:value-type="string">
            <text:p>LLL</text:p>
          </table:table-cell>
          <table:table-cell table:number-columns-repeated="2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CCC" calcext:value-type="string">
            <text:p>CCC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MMM" calcext:value-type="string">
            <text:p>MMM</text:p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DDD" calcext:value-type="string">
            <text:p>DDD</text:p>
          </table:table-cell>
          <table:table-cell table:number-columns-repeated="2"/>
        </table:table-row>
        <table:table-row table:style-name="ro1">
          <table:table-cell office:value-type="string" office:string-value="III" calcext:value-type="string">
            <text:p>III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III" calcext:value-type="string">
            <text:p>III</text:p>
          </table:table-cell>
          <table:table-cell table:number-columns-repeated="2"/>
        </table:table-row>
        <table:table-row table:style-name="ro1">
          <table:table-cell office:value-type="string" office:string-value="JJJ" calcext:value-type="string">
            <text:p>JJJ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table:number-columns-repeated="2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EEE" calcext:value-type="string">
            <text:p>EEE</text:p>
          </table:table-cell>
          <table:table-cell table:number-columns-repeated="2"/>
        </table:table-row>
        <table:table-row table:style-name="ro1"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JJJ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office:string-value="MMM" calcext:value-type="string">
            <text:p>MMM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office:string-value="OOO" calcext:value-type="string">
            <text:p>OOO</text:p>
          </table:table-cell>
          <table:table-cell table:style-name="ce2"/>
          <table:table-cell table:number-columns-repeated="3"/>
        </table:table-row>
      </table:table>
      <table:table table:name="TOROW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15" table:number-matrix-rows-spanned="1" table:formula="of:=COM.GITHUB.JFERARD.LOPOLYFILL.LOPOLYFILLIMPL.LOPTOROW([.A1:.E3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table:number-matrix-columns-spanned="13" table:number-matrix-rows-spanned="1" table:formula="of:=COM.GITHUB.JFERARD.LOPOLYFILL.LOPOLYFILLIMPL.LOPTOROW([.A1:.E3];1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table:number-matrix-columns-spanned="13" table:number-matrix-rows-spanned="1" table:formula="of:=COM.GITHUB.JFERARD.LOPOLYFILL.LOPOLYFILLIMPL.LOPTOROW([.A1:.E3];1;TRUE())" office:value-type="string" office:string-value="AAA" calcext:value-type="string">
            <text:p>AAA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</table:table>
      <table:table table:name="WRAPC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/>
          <table:table-cell table:number-matrix-columns-spanned="3" table:number-matrix-rows-spanned="6" table:formula="of:=COM.GITHUB.JFERARD.LOPOLYFILL.LOPOLYFILLIMPL.LOPWRAPCOLS([.A1:.A15];6)" office:value-type="string" office:string-value="AAA" calcext:value-type="string">
            <text:p>AAA</text:p>
          </table:table-cell>
          <table:table-cell office:value-type="string" office:string-value="GGG" calcext:value-type="string">
            <text:p>GGG</text:p>
          </table:table-cell>
          <table:table-cell office:value-type="string" office:string-value="MMM" calcext:value-type="string">
            <text:p>MMM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office:value-type="string" office:string-value="BBB" calcext:value-type="string">
            <text:p>BBB</text:p>
          </table:table-cell>
          <table:table-cell office:value-type="string" office:string-value="HHH" calcext:value-type="string">
            <text:p>HHH</text:p>
          </table:table-cell>
          <table:table-cell office:value-type="string" office:string-value="NNN" calcext:value-type="string">
            <text:p>NNN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/>
          <table:table-cell office:value-type="string" office:string-value="CCC" calcext:value-type="string">
            <text:p>CCC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/>
          <table:table-cell office:value-type="string" office:string-value="DDD" calcext:value-type="string">
            <text:p>DDD</text:p>
          </table:table-cell>
          <table:table-cell office:value-type="string" office:string-value="JJJ" calcext:value-type="string">
            <text:p>JJJ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/>
          <table:table-cell office:value-type="string" office:string-value="EEE" calcext:value-type="string">
            <text:p>EEE</text:p>
          </table:table-cell>
          <table:table-cell office:value-type="string" office:string-value="KKK" calcext:value-type="string">
            <text:p>KKK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/>
          <table:table-cell office:value-type="string" office:string-value="FFF" calcext:value-type="string">
            <text:p>FFF</text:p>
          </table:table-cell>
          <table:table-cell office:value-type="string" office:string-value="LLL" calcext:value-type="string">
            <text:p>LLL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J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K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O</text:p>
          </table:table-cell>
          <table:table-cell table:number-columns-repeated="4"/>
        </table:table-row>
      </table:table>
      <table:table table:name="WRAPROW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AA</text:p>
          </table:table-cell>
          <table:table-cell/>
          <table:table-cell table:number-matrix-columns-spanned="4" table:number-matrix-rows-spanned="4" table:formula="of:=COM.GITHUB.JFERARD.LOPOLYFILL.LOPOLYFILLIMPL.LOPWRAPROWS([.A1:.A15];4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/>
          <table:table-cell office:value-type="string" office:string-value="EEE" calcext:value-type="string">
            <text:p>EEE</text:p>
          </table:table-cell>
          <table:table-cell office:value-type="string" office:string-value="FFF" calcext:value-type="string">
            <text:p>FFF</text:p>
          </table:table-cell>
          <table:table-cell office:value-type="string" office:string-value="GGG" calcext:value-type="string">
            <text:p>GGG</text:p>
          </table:table-cell>
          <table:table-cell office:value-type="string" office:string-value="HHH" calcext:value-type="string">
            <text:p>HHH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/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/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G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H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K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OO</text:p>
          </table:table-cell>
          <table:table-cell table:number-columns-repeated="5"/>
        </table:table-row>
      </table:table>
      <table:table table:name="UPGRADE" table:style-name="ta1">
        <table:table-column table:style-name="co1" table:default-cell-style-name="Default"/>
        <table:table-row table:style-name="ro1">
          <table:table-cell table:formula="of:=COM.GITHUB.JFERARD.LOPOLYFILL.LOPOLYFILLIMPL.LOPUPGRADE()" office:value-type="string" office:string-value="" calcext:value-type="error">
            <text:p>#VALEUR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20:40:46.106712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9:14:07.211417892</meta:creation-date>
    <dc:date>2025-02-23T20:41:22.937958554</dc:date>
    <meta:editing-duration>PT21H18M9S</meta:editing-duration>
    <meta:editing-cycles>134</meta:editing-cycles>
    <meta:generator>LibreOffice/24.2.7.2$Linux_X86_64 LibreOffice_project/420$Build-2</meta:generator>
    <meta:document-statistic meta:table-count="20" meta:cell-count="1209" meta:object-count="0"/>
  </office:meta>
</office:document-meta>
</file>